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HelveticaNeue" svg:font-family="HelveticaNeue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HelveticaNeue" fo:font-size="11pt" fo:font-weight="normal" style:font-size-asian="11pt" style:font-weight-asian="normal"/>
    </style:style>
    <style:style style:name="P2" style:family="paragraph" style:parent-style-name="Standard">
      <style:text-properties fo:color="#00a933" loext:opacity="100%"/>
    </style:style>
    <style:style style:name="P3" style:family="paragraph" style:parent-style-name="Standard" style:list-style-name="WWNum1">
      <style:paragraph-properties fo:margin-left="0.1665in" fo:margin-right="0in" fo:text-indent="-0.1665in" style:auto-text-indent="false">
        <style:tab-stops>
          <style:tab-stop style:position="0.0138in"/>
          <style:tab-stop style:position="0.1665in"/>
        </style:tab-stops>
      </style:paragraph-properties>
    </style:style>
    <style:style style:name="P4" style:family="paragraph" style:parent-style-name="Standard" style:master-page-name="Standard">
      <style:paragraph-properties style:page-number="auto"/>
    </style:style>
    <style:style style:name="T1" style:family="text">
      <style:text-properties fo:color="#000000" loext:opacity="100%" style:font-name="HelveticaNeue" fo:font-size="11pt" fo:font-weight="bold" style:font-size-asian="11pt" style:font-weight-asian="bold"/>
    </style:style>
    <style:style style:name="T2" style:family="text">
      <style:text-properties fo:color="#000000" loext:opacity="100%" style:font-name="HelveticaNeue" fo:font-size="11pt" fo:font-weight="normal" style:font-size-asian="11pt" style:font-weight-asian="normal"/>
    </style:style>
    <style:style style:name="T3" style:family="text">
      <style:text-properties fo:color="#000000" loext:opacity="100%" style:font-name="HelveticaNeue" fo:font-size="11pt" style:text-underline-style="solid" style:text-underline-width="auto" style:text-underline-color="font-color" fo:font-weight="normal" style:font-size-asian="11pt" style:font-weight-asian="normal"/>
    </style:style>
    <style:style style:name="T4" style:family="text">
      <style:text-properties style:font-name="HelveticaNeue" fo:font-size="11pt" fo:font-weight="normal" style:font-size-asian="11pt" style:font-weight-asian="normal"/>
    </style:style>
    <style:style style:name="T5" style:family="text">
      <style:text-properties fo:color="#00a933" loext:opacity="100%" style:font-name="HelveticaNeue" fo:font-size="11pt" fo:font-weight="normal" style:font-size-asian="11pt" style:font-weight-asian="normal"/>
    </style:style>
    <style:style style:name="T6" style:family="text">
      <style:text-properties fo:color="#ff0000" loext:opacity="100%" style:font-name="HelveticaNeue" fo:font-size="11pt" fo:font-weight="normal" style:font-size-asian="11pt" style:font-weight-asian="normal"/>
    </style:style>
    <style:style style:name="T7" style:family="text">
      <style:text-properties fo:color="#ff0000" loext:opacity="100%" style:font-name="HelveticaNeue" fo:font-size="11pt" fo:font-weight="normal" officeooo:rsid="001b4b52" style:font-size-asian="11pt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Menu Bars:</text:span></text:p>
      <text:p text:style-name="Standard"><text:span text:style-name="T2">- Höhe 30px</text:span></text:p>
      <text:list xml:id="list3779093837" text:style-name="WWNum1">
        <text:list-item>
          <text:p text:style-name="P3"><text:span text:style-name="T2">Button ahover zeigt outline </text:span></text:p>
        </text:list-item>
        <text:list-item>
          <text:p text:style-name="P3"><text:span text:style-name="T2">Rechts gleicher Abstand wie Links</text:span></text:p>
        </text:list-item>
        <text:list-item>
          <text:p text:style-name="P3"><text:span text:style-name="T2">Button aktiviert schließt mit Außenkante ab</text:span></text:p>
        </text:list-item>
      </text:list>
      <text:p text:style-name="P1"/>
      <text:p text:style-name="Standard"><text:span text:style-name="T1">Change Text:</text:span></text:p>
      <text:p text:style-name="Standard"><text:span text:style-name="T2">ahover outline sichtbar, background bleibt gleich</text:span></text:p>
      <text:p text:style-name="P1"/>
      <text:p text:style-name="Standard"><text:span text:style-name="T2">Text Area:</text:span></text:p>
      <text:p text:style-name="Standard"><text:span text:style-name="T2">-Hier kann auch reingeschrieben werden (Content Addable) </text:span></text:p>
      <text:p text:style-name="Standard"><text:span text:style-name="T2">-Cursor Sichtbar    </text:span></text:p>
      <text:p text:style-name="Standard"><text:span text:style-name="T2">-Text Area </text:span></text:p>
      <text:p text:style-name="Standard"><text:span text:style-name="T2">- Transition Zeit, Worte / Schriftnahmen erschein erst nach kurzer Minipause nach Button-Aktivierung    (0.3s viellecht)</text:span></text:p>
      <text:p text:style-name="P1"/>
      <text:p text:style-name="Standard"><text:span text:style-name="T1">Write here…:</text:span></text:p>
      <text:p text:style-name="Standard"><text:span text:style-name="T2">-Wenn nicht ausgewählt erscheint hier wieder „Write here…“ Value empty. Bei wiederholter Auswahl kann direkt neuer Text eingegeben.    </text:span></text:p>
      <text:p text:style-name="P1"/>
      <text:p text:style-name="P1"/>
      <text:p text:style-name="Standard"><text:span text:style-name="T1">Play Button:</text:span></text:p>
      <text:p text:style-name="Standard"><text:span text:style-name="T2">-Worte bauen sich nach und nach auf oder wieder kurze Transition Zeit.</text:span></text:p>
      <text:p text:style-name="Standard"><text:span text:style-name="T2">-Play Funktion Stoppt Button wenn: </text:span></text:p>
      <text:p text:style-name="P1"/>
      <text:p text:style-name="P2"><text:span text:style-name="T4"><text:tab/>- Change Text gedrückt wird </text:span></text:p>
      <text:p text:style-name="Standard"><text:span text:style-name="T2"><text:tab/></text:span><text:span text:style-name="T5">- Im Text Wirte here… Geschrieben wird</text:span></text:p>
      <text:p text:style-name="Standard"><text:span text:style-name="T2"><text:tab/></text:span><text:span text:style-name="T6">- Im Text Area Feld geschrieben wird <text:s/><text:line-break/><text:tab/><text:tab/></text:span><text:span text:style-name="T7">ändert sich on focus, da sonst click schon weg</text:span></text:p>
      <text:p text:style-name="P1"/>
      <text:p text:style-name="P1"/>
      <text:p text:style-name="Standard"><text:span text:style-name="T1">Slider Linie:</text:span></text:p>
      <text:p text:style-name="Standard"><text:span text:style-name="T2">- Gleiche stärke wie andere Linien</text:span></text:p>
      <text:p text:style-name="Standard"><text:span text:style-name="T2">- Slider-handle ist glaub nicht ganz Rund</text:span></text:p>
      <text:p text:style-name="Standard"><text:span text:style-name="T2">- </text:span></text:p>
      <text:p text:style-name="P1"/>
      <text:p text:style-name="P1"/>
      <text:p text:style-name="Standard"><text:span text:style-name="T1">Farbwechsel:</text:span></text:p>
      <text:p text:style-name="Standard"><text:span text:style-name="T2">Transition/ fade zwischen den Farben (0.5s vll)</text:span></text:p>
      <text:p text:style-name="Standard"><text:span text:style-name="T2">-wenn der Frabwechsel Button gedrückt wird erscheint    für eine Millisekunde die Falsche Hintergrundfarbe beim change Button </text:span></text:p>
      <text:p text:style-name="Standard"><text:span text:style-name="T2">-Border bei ahover Farbwechsel    </text:span></text:p>
      <text:p text:style-name="P1"/>
      <text:p text:style-name="Standard"><text:span text:style-name="T2">Reset Button kann weg. </text:span></text:p>
      <text:p text:style-name="P1"/>
      <text:p text:style-name="P1"/>
      <text:p text:style-name="P1"/>
      <text:p text:style-name="Standard"><text:span text:style-name="T2">Beispiel-Sätze </text:span></text:p>
      <text:p text:style-name="Standard"><text:span text:style-name="T2">-Leerzeichne hinter jedem Satz; damit bei Auswahl von mehreren Schnitten zwischen den Sätzen ist</text:span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T2">Erklärung was die ss01.. funktion eigentlich genau macht :</text:span></text:p>
      <text:p text:style-name="P1"/>
      <text:p text:style-name="P1"/>
      <text:p text:style-name="Standard"><text:a xlink:type="simple" xlink:href="https://helpx.adobe.com/de/fonts/user-guide.html/de/fonts/using/open-type-syntax.ug.html#ss" text:style-name="Default_20_Style" text:visited-style-name="Default_20_Style"><text:span text:style-name="T3">https://helpx.adobe.com/de/fonts/user-guide.html/de/fonts/using/open-type-syntax.ug.html#ss</text:span></text:a></text:p>
      <text:p text:style-name="Standard"><text:a xlink:type="simple" xlink:href="https://developer.mozilla.org/en-US/docs/Web/CSS/CSS_Fonts/OpenType_fonts_guide" text:style-name="Default_20_Style" text:visited-style-name="Default_20_Style"><text:span text:style-name="T3">https://developer.mozilla.org/en-US/docs/Web/CSS/CSS_Fonts/OpenType_fonts_guide</text:span></text:a></text:p>
      <text:p text:style-name="P1"/>
      <text:p text:style-name="P1"/>
      <text:p text:style-name="P1"/>
      <text:p text:style-name="P1"/>
      <text:p text:style-name="Standard"><text:span text:style-name="T2">Material-Grotesk</text:span></text:p>
      <text:p text:style-name="P1"/>
      <text:p text:style-name="P1"/>
      <text:p text:style-name="Standard"><text:span text:style-name="T2">Schnitte:</text:span></text:p>
      <text:p text:style-name="P1"/>
      <text:p text:style-name="Standard"><text:span text:style-name="T2">Extra Thin</text:span></text:p>
      <text:p text:style-name="Standard"><text:span text:style-name="T2">Thin</text:span></text:p>
      <text:p text:style-name="Standard"><text:span text:style-name="T2">ExtraLight</text:span></text:p>
      <text:p text:style-name="Standard"><text:span text:style-name="T2">UltraLight</text:span></text:p>
      <text:p text:style-name="Standard"><text:span text:style-name="T2">Light</text:span></text:p>
      <text:p text:style-name="Standard"><text:span text:style-name="T2">Normal</text:span></text:p>
      <text:p text:style-name="Standard"><text:span text:style-name="T2">Regular</text:span></text:p>
      <text:p text:style-name="Standard"><text:span text:style-name="T2">Medium</text:span></text:p>
      <text:p text:style-name="Standard"><text:span text:style-name="T2">Semibold</text:span></text:p>
      <text:p text:style-name="Standard"><text:span text:style-name="T2">Bold</text:span></text:p>
      <text:p text:style-name="Standard"><text:span text:style-name="T2">Extra-Bold</text:span></text:p>
      <text:p text:style-name="Standard"><text:span text:style-name="T2">Black</text:span></text:p>
      <text:p text:style-name="Standard"><text:span text:style-name="T2">ExtraBlack</text:span></text:p>
      <text:p text:style-name="P1"/>
      <text:p text:style-name="Standard"><text:span text:style-name="T2">Style-Features:</text:span></text:p>
      <text:p text:style-name="P1"/>
      <text:p text:style-name="Standard"><text:span text:style-name="T2">ss01</text:span></text:p>
      <text:p text:style-name="Standard"><text:span text:style-name="T2">ss02</text:span></text:p>
      <text:p text:style-name="Standard"><text:span text:style-name="T2">ss03</text:span></text:p>
      <text:p text:style-name="Standard"><text:span text:style-name="T2">ss04</text:span></text:p>
      <text:p text:style-name="Standard"><text:span text:style-name="T2">ss05</text:span></text:p>
      <text:p text:style-name="Standard"><text:span text:style-name="T2">ss06</text:span></text:p>
      <text:p text:style-name="Standard"><text:span text:style-name="T2">ss08</text:span></text:p>
      <text:p text:style-name="Standard"><text:span text:style-name="T2">ss07</text:span></text:p>
      <text:p text:style-name="Standard"><text:span text:style-name="T2">ss09</text:span></text:p>
      <text:p text:style-name="Standard"><text:span text:style-name="T2">ss11</text:span></text:p>
      <text:p text:style-name="Standard"><text:span text:style-name="T2">ss13</text:span></text:p>
      <text:p text:style-name="Standard"><text:span text:style-name="T2">liga</text:span></text:p>
      <text:p text:style-name="P1"/>
      <text:p text:style-name="P1"/>
      <text:p text:style-name="P1"/>
      <text:p text:style-name="P1"><text:soft-page-break/></text:p>
      <text:p text:style-name="Standard"><text:span text:style-name="T2">Progress-Grotesk</text:span></text:p>
      <text:p text:style-name="P1"/>
      <text:p text:style-name="Standard"><text:span text:style-name="T2">Extra Thin</text:span></text:p>
      <text:p text:style-name="Standard"><text:span text:style-name="T2">Thin</text:span></text:p>
      <text:p text:style-name="Standard"><text:span text:style-name="T2">ExtraLight</text:span></text:p>
      <text:p text:style-name="Standard"><text:span text:style-name="T2">UltraLight</text:span></text:p>
      <text:p text:style-name="Standard"><text:span text:style-name="T2">Light</text:span></text:p>
      <text:p text:style-name="Standard"><text:span text:style-name="T2">Normal</text:span></text:p>
      <text:p text:style-name="Standard"><text:span text:style-name="T2">Regular</text:span></text:p>
      <text:p text:style-name="Standard"><text:span text:style-name="T2">Medium</text:span></text:p>
      <text:p text:style-name="Standard"><text:span text:style-name="T2">Semibold</text:span></text:p>
      <text:p text:style-name="Standard"><text:span text:style-name="T2">Bold</text:span></text:p>
      <text:p text:style-name="Standard"><text:span text:style-name="T2">Black</text:span></text:p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T2">Style-Features:</text:span></text:p>
      <text:p text:style-name="Standard"><text:span text:style-name="T2">ss01</text:span></text:p>
      <text:p text:style-name="Standard"><text:span text:style-name="T2">ss02</text:span></text:p>
      <text:p text:style-name="Standard"><text:span text:style-name="T2">ss04</text:span></text:p>
      <text:p text:style-name="Standard"><text:span text:style-name="T2">ss05</text:span></text:p>
      <text:p text:style-name="Standard"><text:span text:style-name="T2">ss06</text:span></text:p>
      <text:p text:style-name="Standard"><text:span text:style-name="T2">ss09</text:span></text:p>
      <text:p text:style-name="Standard"><text:span text:style-name="T2">ss10</text:span></text:p>
      <text:p text:style-name="Standard"><text:span text:style-name="T2">ss11</text:span></text:p>
      <text:p text:style-name="Standard"><text:span text:style-name="T2">ss12</text:span></text:p>
      <text:p text:style-name="Standard"><text:span text:style-name="T2">tnum</text:span></text:p>
      <text:p text:style-name="Standard"><text:span text:style-name="T2">zero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T2">Begato</text:span></text:p>
      <text:p text:style-name="P1"/>
      <text:p text:style-name="P1"/>
      <text:p text:style-name="Standard"><text:span text:style-name="T2">Extra Thin</text:span></text:p>
      <text:p text:style-name="Standard"><text:span text:style-name="T2">Thin</text:span></text:p>
      <text:p text:style-name="Standard"><text:span text:style-name="T2">ExtraLight</text:span></text:p>
      <text:p text:style-name="Standard"><text:span text:style-name="T2">Light</text:span></text:p>
      <text:p text:style-name="Standard"><text:span text:style-name="T2">Regular</text:span></text:p>
      <text:p text:style-name="Standard"><text:span text:style-name="T2">Medium</text:span></text:p>
      <text:p text:style-name="Standard"><text:span text:style-name="T2">Semibold</text:span></text:p>
      <text:p text:style-name="Standard"><text:span text:style-name="T2">Bold</text:span></text:p>
      <text:p text:style-name="Standard"><text:span text:style-name="T2">Extra-Bold</text:span></text:p>
      <text:p text:style-name="P1"/>
      <text:p text:style-name="P1"/>
      <text:p text:style-name="P1"/>
      <text:p text:style-name="Standard"><text:soft-page-break/><text:span text:style-name="T2">Style-Features:</text:span></text:p>
      <text:p text:style-name="Standard"><text:span text:style-name="T2">ss01</text:span></text:p>
      <text:p text:style-name="Standard"><text:span text:style-name="T2">ss02</text:span></text:p>
      <text:p text:style-name="Standard"><text:span text:style-name="T2">ss03</text:span></text:p>
      <text:p text:style-name="Standard"><text:span text:style-name="T2">ss04</text:span></text:p>
      <text:p text:style-name="Standard"><text:span text:style-name="T2">ss05</text:span></text:p>
      <text:p text:style-name="Standard"><text:span text:style-name="T2">zero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HelveticaNeue" svg:font-family="HelveticaNeue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11-19T12:49:45.260697812</dc:date>
    <meta:editing-duration>PT7M59S</meta:editing-duration>
    <meta:editing-cycles>1</meta:editing-cycles>
    <meta:document-statistic meta:table-count="0" meta:image-count="0" meta:object-count="0" meta:page-count="4" meta:paragraph-count="103" meta:word-count="272" meta:character-count="1940" meta:non-whitespace-character-count="1740"/>
    <meta:generator>LibreOffice/7.0.3.1$Linux_X86_64 LibreOffice_project/00$Build-1</meta:generator>
  </office:meta>
</office:document-meta>
</file>